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8.8cm"/>
    </style:style>
    <style:style style:name="Tabla4.B" style:family="table-column">
      <style:table-column-properties style:column-width="1.602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1.406cm"/>
    </style:style>
    <style:style style:name="Tabla4.F" style:family="table-column">
      <style:table-column-properties style:column-width="1.598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background-color="#eeeeee" fo:padding="0.097cm" fo:border="none">
        <style:background-image/>
      </style:table-cell-properties>
    </style:style>
    <style:style style:name="Tabla4.A2" style:family="table-cell">
      <style:table-cell-properties fo:padding="0.097cm" fo:border="none"/>
    </style:style>
    <style:style style:name="Tabla4.B2" style:family="table-cell">
      <style:table-cell-properties fo:padding="0.097cm" fo:border="none"/>
    </style:style>
    <style:style style:name="Tabla4.C2" style:family="table-cell">
      <style:table-cell-properties fo:padding="0.097cm" fo:border="none"/>
    </style:style>
    <style:style style:name="Tabla4.D2" style:family="table-cell">
      <style:table-cell-properties fo:padding="0.097cm" fo:border="none"/>
    </style:style>
    <style:style style:name="Tabla4.E2" style:family="table-cell">
      <style:table-cell-properties fo:padding="0.097cm" fo:border="none"/>
    </style:style>
    <style:style style:name="Tabla4.F2" style:family="table-cell">
      <style:table-cell-properties fo:padding="0.097cm" fo:border="none"/>
    </style:style>
    <style:style style:name="Tabla4.G2" style:family="table-cell">
      <style:table-cell-properties fo:padding="0.097cm" fo:border="none"/>
    </style:style>
    <style:style style:name="Tabla4.3" style:family="table-row">
      <style:table-row-properties style:min-row-height="0.478cm"/>
    </style:style>
    <style:style style:name="Tabla4.A3" style:family="table-cell">
      <style:table-cell-properties style:vertical-align="middle" fo:padding="0.097cm" fo:border="none"/>
    </style:style>
    <style:style style:name="Tabla4.4" style:family="table-row">
      <style:table-row-properties style:min-row-height="0.49cm"/>
    </style:style>
    <style:style style:name="Tabla4.A4" style:family="table-cell">
      <style:table-cell-properties fo:padding="0.097cm" fo:border="none"/>
    </style:style>
    <style:style style:name="Tabla4.B4" style:family="table-cell">
      <style:table-cell-properties fo:padding="0.097cm" fo:border="none"/>
    </style:style>
    <style:style style:name="Tabla4.C4" style:family="table-cell">
      <style:table-cell-properties fo:padding="0.097cm" fo:border="none"/>
    </style:style>
    <style:style style:name="Tabla4.D4" style:family="table-cell">
      <style:table-cell-properties fo:padding="0.097cm" fo:border="none"/>
    </style:style>
    <style:style style:name="Tabla4.E4" style:family="table-cell">
      <style:table-cell-properties fo:padding="0.097cm" fo:border="none"/>
    </style:style>
    <style:style style:name="Tabla4.F4" style:family="table-cell">
      <style:table-cell-properties fo:padding="0.097cm" fo:border="none"/>
    </style:style>
    <style:style style:name="Tabla4.G4" style:family="table-cell">
      <style:table-cell-properties fo:padding="0.097cm" fo:border="none"/>
    </style:style>
    <style:style style:name="Table1" style:family="table">
      <style:table-properties style:width="18.8cm" fo:margin-top="0cm" fo:margin-bottom="0cm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8.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11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12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16" style:family="paragraph" style:parent-style-name="Table_20_Contents">
      <style:text-properties officeooo:paragraph-rsid="005460a5"/>
    </style:style>
    <style:style style:name="P17" style:family="paragraph" style:parent-style-name="Standard">
      <style:text-properties fo:font-size="2pt" style:font-size-asian="2pt" style:font-size-complex="2pt"/>
    </style:style>
    <style:style style:name="P18" style:family="paragraph" style:parent-style-name="Standard">
      <style:text-properties officeooo:paragraph-rsid="006432c5"/>
    </style:style>
    <style:style style:name="P1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20" style:family="paragraph" style:parent-style-name="Frame_20_contents">
      <style:paragraph-properties fo:text-align="justify" style:justify-single-word="false"/>
    </style:style>
    <style:style style:name="P2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2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2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2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29" style:family="paragraph" style:parent-style-name="Standard">
      <style:text-properties officeooo:paragraph-rsid="00b1353c"/>
    </style:style>
    <style:style style:name="P30" style:family="paragraph" style:parent-style-name="Standard">
      <style:text-properties style:font-name="Source Sans Pro"/>
    </style:style>
    <style:style style:name="P31" style:family="paragraph" style:parent-style-name="Standard">
      <style:text-properties style:font-name="Source Sans Pro" officeooo:paragraph-rsid="00b1353c"/>
    </style:style>
    <style:style style:name="P3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Source Sans Pro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Source Sans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Source Sans Pro" fo:font-size="9pt" fo:letter-spacing="-0.012cm" fo:font-weight="normal" officeooo:paragraph-rsid="00b1353c" fo:background-color="transparent" style:font-size-asian="9pt" style:font-weight-asian="normal" style:font-name-complex="Lucida Sans" style:font-size-complex="9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Source Sans Pro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Source Sans Pro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Source Sans Pro" officeooo:paragraph-rsid="007ff0f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font-name="Source Sans Pro" officeooo:paragraph-rsid="002568f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16cm" fo:font-weight="bold" officeooo:paragraph-rsid="00b1353c" style:font-size-asian="9pt" style:font-weight-asian="bold" style:font-name-complex="Lucida Sans" style:font-size-complex="9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7cm" fo:font-weight="normal" officeooo:paragraph-rsid="00b1353c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16cm" fo:font-weight="normal" officeooo:paragraph-rsid="00b1353c" style:font-size-asian="4pt" style:font-weight-asian="normal" style:font-name-complex="Lucida Sans" style:font-size-complex="4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7pt" fo:letter-spacing="-0.016cm" fo:font-weight="normal" officeooo:paragraph-rsid="00b1353c" style:font-size-asian="7pt" style:font-weight-asian="normal" style:font-name-complex="Lucida Sans" style:font-size-complex="7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16cm" fo:font-weight="normal" officeooo:paragraph-rsid="00b1353c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16cm" fo:font-weight="bold" officeooo:paragraph-rsid="00b1353c" style:font-size-asian="8pt" style:font-weight-asian="bold" style:font-name-complex="Lucida Sans" style:font-size-complex="8pt" style:font-weight-complex="bold"/>
    </style:style>
    <style:style style:name="P4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style:font-name="Source Sans Pro" fo:font-size="6pt" officeooo:paragraph-rsid="0015e59f" style:font-size-asian="6pt" style:font-size-complex="6pt"/>
    </style:style>
    <style:style style:name="P4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Source Sans Pro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Source Sans Pro" officeooo:paragraph-rsid="0015e59f"/>
    </style:style>
    <style:style style:name="P5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Source Sans Pro" officeooo:paragraph-rsid="0077527d"/>
    </style:style>
    <style:style style:name="P5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Source Sans Pro" officeooo:paragraph-rsid="008209c9"/>
    </style:style>
    <style:style style:name="P5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style:font-name="Source Sans Pro"/>
    </style:style>
    <style:style style:name="P5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Source Sans Pro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Source Sans Pro" fo:font-size="8pt" fo:font-weight="normal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Source Sans Pro" fo:font-size="6pt" fo:letter-spacing="-0.009cm" officeooo:paragraph-rsid="00102ab9" style:font-size-asian="6pt" style:font-name-complex="Lucida Sans" style:font-size-complex="6pt"/>
    </style:style>
    <style:style style:name="P5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style:font-name="Source Sans Pro" officeooo:paragraph-rsid="00102ab9"/>
    </style:style>
    <style:style style:name="P5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Source Sans Pro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Source Sans Pro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Source Sans Pro" fo:font-size="8pt" fo:font-weight="normal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Source Sans Pro" fo:font-size="8pt" fo:font-weight="normal" officeooo:paragraph-rsid="00bee579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Source Sans Pro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Source Sans Pro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Source Sans Pro" fo:font-size="6pt" officeooo:paragraph-rsid="00102ab9" style:font-size-asian="6pt" style:font-name-complex="Lucida Sans" style:font-size-complex="6pt"/>
    </style:style>
    <style:style style:name="P6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Source Sans Pro" fo:font-size="6pt" officeooo:paragraph-rsid="0015e59f" style:font-size-asian="6pt" style:font-name-complex="Lucida Sans" style:font-size-complex="6pt"/>
    </style:style>
    <style:style style:name="P6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Source Sans Pro" fo:font-size="6pt" officeooo:paragraph-rsid="007ff0fd" style:font-size-asian="6pt" style:font-name-complex="Lucida Sans" style:font-size-complex="6pt"/>
    </style:style>
    <style:style style:name="P6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Source Sans Pro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style:font-name="Source Sans Pro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Source Sans Pro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Source Sans Pro" officeooo:paragraph-rsid="008d5048"/>
    </style:style>
    <style:style style:name="P7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Source Sans Pro" fo:font-size="9pt" fo:letter-spacing="-0.009cm" fo:font-weight="normal" officeooo:rsid="005460a5" officeooo:paragraph-rsid="00b1353c" style:font-size-asian="9pt" style:font-weight-asian="normal" style:font-name-complex="Lucida Sans" style:font-size-complex="9pt" style:font-weight-complex="normal"/>
    </style:style>
    <style:style style:name="P7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Source Sans Pro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Source Sans Pro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Source Sans Pro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Source Sans Pro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7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Source Sans Pro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Source Sans Pro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Source Sans Pro" fo:font-size="9pt" fo:letter-spacing="-0.009cm" fo:font-weight="bold" officeooo:paragraph-rsid="00bb1ef5" style:font-size-asian="9pt" style:font-weight-asian="bold" style:font-name-complex="Lucida Sans" style:font-size-complex="9pt" style:font-weight-complex="bold"/>
    </style:style>
    <style:style style:name="P7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Source Sans Pro" fo:font-size="7.5pt" fo:letter-spacing="-0.009cm" fo:font-weight="bold" officeooo:paragraph-rsid="00bb1ef5" style:font-size-asian="7.5pt" style:font-weight-asian="bold" style:font-name-complex="Lucida Sans" style:font-size-complex="7.5pt" style:font-weight-complex="bold"/>
    </style:style>
    <style:style style:name="P8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font-weight="bold" officeooo:paragraph-rsid="00b1353c" style:font-size-asian="9pt" style:font-weight-asian="bold" style:font-name-complex="Lucida Sans" style:font-size-complex="9pt" style:font-weight-complex="bold"/>
    </style:style>
    <style:style style:name="P8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7cm" fo:font-style="normal" fo:font-weight="bold" officeooo:rsid="001c3d3e" officeooo:paragraph-rsid="00b1353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7cm" fo:font-weight="normal" officeooo:paragraph-rsid="00b1353c" style:font-size-asian="4pt" style:font-weight-asian="normal" style:font-name-complex="Lucida Sans" style:font-size-complex="4pt" style:font-weight-complex="normal"/>
    </style:style>
    <style:style style:name="P8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16cm" fo:font-weight="normal" officeooo:paragraph-rsid="00b1353c" style:font-size-asian="4pt" style:font-weight-asian="normal" style:font-name-complex="Lucida Sans" style:font-size-complex="4pt" style:font-weight-complex="normal"/>
    </style:style>
    <style:style style:name="P8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16cm" fo:font-weight="normal" officeooo:paragraph-rsid="00b1353c" style:font-size-asian="8pt" style:font-weight-asian="normal" style:font-name-complex="Lucida Sans" style:font-size-complex="8pt" style:font-weight-complex="normal"/>
    </style:style>
    <style:style style:name="P8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font-weight="bold" officeooo:paragraph-rsid="00b1353c" style:font-size-asian="11pt" style:font-weight-asian="bold" style:font-name-complex="Lucida Sans" style:font-size-complex="11pt" style:font-weight-complex="bold"/>
    </style:style>
    <style:style style:name="P8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letter-spacing="-0.016cm" fo:font-weight="bold" officeooo:paragraph-rsid="00b1353c" style:font-size-asian="11pt" style:font-weight-asian="bold" style:font-name-complex="Lucida Sans" style:font-size-complex="11pt" style:font-weight-complex="bold"/>
    </style:style>
    <style:style style:name="P8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Source Sans Pro" fo:font-size="9pt" fo:letter-spacing="-0.012cm" fo:font-weight="normal" officeooo:rsid="005460a5" officeooo:paragraph-rsid="00b1353c" fo:background-color="transparent" style:font-size-asian="9pt" style:font-weight-asian="normal" style:font-name-complex="Lucida Sans" style:font-size-complex="9pt" style:font-weight-complex="normal"/>
    </style:style>
    <style:style style:name="P90" style:family="paragraph" style:parent-style-name="Standard">
      <style:paragraph-properties fo:margin-left="0cm" fo:margin-right="0.199cm" fo:margin-top="0cm" fo:margin-bottom="0.101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Source Sans Pro" fo:font-size="8pt" fo:letter-spacing="-0.007cm" style:font-size-asian="8pt" style:font-name-complex="Lucida Sans" style:font-size-complex="8pt"/>
    </style:style>
    <style:style style:name="P9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Source Sans Pro" fo:font-size="8pt" fo:letter-spacing="-0.007cm" style:font-size-asian="8pt" style:font-name-complex="Lucida Sans" style:font-size-complex="8pt"/>
    </style:style>
    <style:style style:name="P92" style:family="paragraph" style:parent-style-name="Standard">
      <style:paragraph-properties fo:margin-top="0cm" fo:margin-bottom="0.101cm" loext:contextual-spacing="false" fo:line-height="100%" fo:text-align="center" style:justify-single-word="false" fo:orphans="0" fo:widows="0" fo:break-before="column" style:text-autospace="none"/>
      <style:text-properties fo:color="#221f1f" style:font-name="Source Sans Pro" fo:font-size="8pt" fo:letter-spacing="-0.007cm" officeooo:paragraph-rsid="0058dba3" style:font-size-asian="8pt" style:font-name-complex="Lucida Sans" style:font-size-complex="8pt"/>
    </style:style>
    <style:style style:name="P93" style:family="paragraph" style:parent-style-name="Standard">
      <style:paragraph-properties fo:margin-top="0cm" fo:margin-bottom="0.101cm" loext:contextual-spacing="false" fo:line-height="100%" fo:text-align="end" style:justify-single-word="false" fo:orphans="0" fo:widows="0" fo:break-before="column" style:text-autospace="none"/>
      <style:text-properties fo:color="#221f1f" style:font-name="Source Sans Pro" fo:font-size="8pt" fo:letter-spacing="-0.007cm" style:font-size-asian="8pt" style:font-name-complex="Lucida Sans" style:font-size-complex="8pt"/>
    </style:style>
    <style:style style:name="P94" style:family="paragraph" style:parent-style-name="Standard">
      <style:paragraph-properties fo:margin-top="0cm" fo:margin-bottom="0.101cm" loext:contextual-spacing="false" fo:line-height="100%" fo:text-align="end" style:justify-single-word="false" fo:orphans="0" fo:widows="0" fo:break-before="column" style:text-autospace="none"/>
      <style:text-properties fo:color="#221f1f" style:font-name="Source Sans Pro" fo:font-size="8pt" fo:letter-spacing="-0.007cm" officeooo:paragraph-rsid="0067cb1a" style:font-size-asian="8pt" style:font-name-complex="Lucida Sans" style:font-size-complex="8pt"/>
    </style:style>
    <style:style style:name="P95" style:family="paragraph" style:parent-style-name="Standard">
      <style:paragraph-properties fo:margin-top="0cm" fo:margin-bottom="0.101cm" loext:contextual-spacing="false" fo:line-height="100%" fo:text-align="end" style:justify-single-word="false" fo:orphans="0" fo:widows="0" fo:break-before="column" style:text-autospace="none"/>
      <style:text-properties fo:color="#221f1f" style:text-position="-5% 100%" style:font-name="Source Sans Pro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96" style:family="paragraph" style:parent-style-name="Standard">
      <style:paragraph-properties fo:margin-top="0cm" fo:margin-bottom="0.101cm" loext:contextual-spacing="false" fo:line-height="100%" fo:text-align="end" style:justify-single-word="false" fo:orphans="0" fo:widows="0" fo:break-before="column" style:text-autospace="none"/>
      <style:text-properties fo:color="#221f1f" style:text-position="-5% 100%" style:font-name="Source Sans Pro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97" style:family="paragraph" style:parent-style-name="Standard">
      <style:paragraph-properties fo:margin-top="0cm" fo:margin-bottom="0.101cm" loext:contextual-spacing="false" fo:line-height="100%" fo:text-align="end" style:justify-single-word="false" fo:orphans="0" fo:widows="0" fo:break-before="column" style:text-autospace="none"/>
      <style:text-properties style:font-name="Source Sans Pro"/>
    </style:style>
    <style:style style:name="P98" style:family="paragraph" style:parent-style-name="Standard">
      <style:paragraph-properties fo:margin-top="0cm" fo:margin-bottom="0.101cm" loext:contextual-spacing="false" fo:line-height="100%" fo:text-align="end" style:justify-single-word="false" fo:orphans="0" fo:widows="0" style:text-autospace="none"/>
      <style:text-properties fo:color="#221f1f" style:font-name="Source Sans Pro" fo:font-size="8pt" fo:letter-spacing="-0.007cm" officeooo:paragraph-rsid="0067cb1a" style:font-size-asian="8pt" style:font-name-complex="Lucida Sans" style:font-size-complex="8pt"/>
    </style:style>
    <style:style style:name="P99" style:family="paragraph" style:parent-style-name="Standard">
      <style:paragraph-properties fo:margin-top="0cm" fo:margin-bottom="0.101cm" loext:contextual-spacing="false" fo:line-height="100%" fo:text-align="end" style:justify-single-word="false" fo:orphans="0" fo:widows="0" style:text-autospace="none"/>
      <style:text-properties fo:color="#221f1f" style:text-position="-5% 100%" style:font-name="Source Sans Pro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100" style:family="paragraph" style:parent-style-name="Standard">
      <style:paragraph-properties fo:margin-top="0cm" fo:margin-bottom="0.101cm" loext:contextual-spacing="false" fo:line-height="100%" fo:text-align="end" style:justify-single-word="false" fo:orphans="0" fo:widows="0" style:text-autospace="none"/>
      <style:text-properties fo:color="#221f1f" style:text-position="-5% 100%" style:font-name="Source Sans Pro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101" style:family="paragraph" style:parent-style-name="Standard">
      <style:paragraph-properties fo:margin-top="0cm" fo:margin-bottom="0.101cm" loext:contextual-spacing="false" fo:line-height="100%" fo:text-align="end" style:justify-single-word="false" fo:orphans="0" fo:widows="0" style:text-autospace="none"/>
      <style:text-properties fo:color="#221f1f" style:text-position="-5% 100%" style:font-name="Source Sans Pro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102" style:family="paragraph" style:parent-style-name="Standard">
      <style:paragraph-properties fo:margin-left="1cm" fo:margin-right="0cm" fo:margin-top="0.092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Source Sans Pro" fo:font-size="10pt" style:font-size-asian="10pt" style:font-name-complex="Lucida Sans" style:font-size-complex="10pt"/>
    </style:style>
    <style:style style:name="P103" style:family="paragraph" style:parent-style-name="Standard">
      <style:paragraph-properties fo:margin-left="1cm" fo:margin-right="0cm" fo:margin-top="0.092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Source Sans Pro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04" style:family="paragraph" style:parent-style-name="Standard">
      <style:paragraph-properties fo:margin-left="1cm" fo:margin-right="0cm" fo:margin-top="0cm" fo:margin-bottom="0cm" loext:contextual-spacing="false" fo:line-height="0.395cm" fo:text-align="start" style:justify-single-word="false" fo:orphans="0" fo:widows="0" fo:text-indent="0cm" style:auto-text-indent="false" style:text-autospace="none"/>
      <style:text-properties fo:color="#221f1f" style:font-name="Source Sans Pro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105" style:family="paragraph" style:parent-style-name="Standard">
      <style:paragraph-properties fo:margin-left="1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Source Sans Pro" fo:font-size="9pt" style:font-size-asian="9pt" style:font-name-complex="Lucida Sans" style:font-size-complex="9pt"/>
    </style:style>
    <style:style style:name="P106" style:family="paragraph" style:parent-style-name="Standard">
      <style:paragraph-properties fo:margin-left="1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P107" style:family="paragraph" style:parent-style-name="Standard">
      <style:paragraph-properties fo:margin-left="1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P108" style:family="paragraph" style:parent-style-name="Standard">
      <style:paragraph-properties fo:margin-left="1cm" fo:margin-right="0cm" fo:margin-top="0.018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Source Sans Pro" fo:font-size="10pt" officeooo:paragraph-rsid="000c938e" style:font-size-asian="10pt" style:font-size-complex="10pt"/>
    </style:style>
    <style:style style:name="P109" style:family="paragraph" style:parent-style-name="Standard">
      <style:paragraph-properties fo:margin-left="0.199cm" fo:margin-right="0.101cm" fo:margin-top="0cm" fo:margin-bottom="0cm" loext:contextual-spacing="false" fo:line-height="200%" fo:orphans="0" fo:widows="0" fo:text-indent="0cm" style:auto-text-indent="false" style:text-autospace="none"/>
      <style:text-properties fo:color="#221f1f" style:font-name="Source Sans Pro" fo:font-size="8pt" fo:letter-spacing="-0.007cm" style:font-size-asian="8pt" style:font-name-complex="Lucida Sans" style:font-size-complex="8pt"/>
    </style:style>
    <style:style style:name="P110" style:family="paragraph" style:parent-style-name="Standard">
      <style:paragraph-properties fo:margin-left="0.199cm" fo:margin-right="0.101cm" fo:margin-top="0cm" fo:margin-bottom="0cm" loext:contextual-spacing="false" fo:line-height="200%" fo:orphans="0" fo:widows="0" fo:text-indent="0cm" style:auto-text-indent="false" style:text-autospace="none"/>
      <style:text-properties fo:color="#221f1f" style:font-name="Source Sans Pro" fo:font-size="8pt" style:font-size-asian="8pt" style:font-name-complex="Lucida Sans" style:font-size-complex="8pt"/>
    </style:style>
    <style:style style:name="P111" style:family="paragraph" style:parent-style-name="Standard">
      <style:paragraph-properties fo:margin-left="0.199cm" fo:margin-right="0.101cm" fo:margin-top="0cm" fo:margin-bottom="0.101cm" loext:contextual-spacing="false" fo:line-height="100%" fo:orphans="0" fo:widows="0" fo:text-indent="0cm" style:auto-text-indent="false" style:text-autospace="none"/>
      <style:text-properties fo:color="#221f1f" style:text-position="-5% 100%" style:font-name="Source Sans Pro" fo:font-size="8pt" fo:letter-spacing="-0.007cm" style:font-size-asian="8pt" style:font-name-complex="Lucida Sans" style:font-size-complex="8pt"/>
    </style:style>
    <style:style style:name="P112" style:family="paragraph" style:parent-style-name="Table_20_Contents">
      <style:paragraph-properties fo:text-align="end" style:justify-single-word="false"/>
      <style:text-properties fo:color="#221f1f" style:font-name="Source Sans Pro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3" style:family="paragraph" style:parent-style-name="Table_20_Contents">
      <style:text-properties officeooo:paragraph-rsid="005460a5"/>
    </style:style>
    <style:style style:name="P114" style:family="paragraph" style:parent-style-name="Table_20_Contents">
      <style:text-properties style:font-name="Source Sans Pro"/>
    </style:style>
    <style:style style:name="P11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paragraph-rsid="00aed103" style:font-size-asian="9pt" style:font-weight-asian="bold" style:font-size-complex="9pt" style:font-weight-complex="bold"/>
    </style:style>
    <style:style style:name="P116" style:family="paragraph" style:parent-style-name="Table_20_Contents">
      <style:paragraph-properties fo:text-align="end" style:justify-single-word="false"/>
      <style:text-properties style:font-name="Source Sans Pro" fo:font-size="9pt" fo:font-weight="bold" style:font-size-asian="9pt" style:font-weight-asian="bold" style:font-size-complex="9pt" style:font-weight-complex="bold"/>
    </style:style>
    <style:style style:name="P117" style:family="paragraph" style:parent-style-name="Table_20_Contents">
      <style:text-properties style:font-name="Source Sans Pro" officeooo:paragraph-rsid="005460a5"/>
    </style:style>
    <style:style style:name="P118" style:family="paragraph" style:parent-style-name="Table_20_Contents">
      <style:text-properties style:font-name="Source Sans Pro" fo:font-size="8pt" officeooo:rsid="005460a5" officeooo:paragraph-rsid="00b1353c" style:font-size-asian="8pt" style:font-name-complex="Lucida Sans" style:font-size-complex="8pt"/>
    </style:style>
    <style:style style:name="P119" style:family="paragraph" style:parent-style-name="Table_20_Contents">
      <style:paragraph-properties fo:text-align="center" style:justify-single-word="false"/>
      <style:text-properties style:font-name="Source Sans Pro" fo:font-size="8pt" officeooo:rsid="005460a5" officeooo:paragraph-rsid="00b1353c" style:font-size-asian="8pt" style:font-name-complex="Lucida Sans" style:font-size-complex="8pt"/>
    </style:style>
    <style:style style:name="P120" style:family="paragraph" style:parent-style-name="Table_20_Contents">
      <style:paragraph-properties fo:text-align="end" style:justify-single-word="false"/>
      <style:text-properties style:font-name="Source Sans Pro" fo:font-size="8pt" officeooo:paragraph-rsid="00b1353c" style:font-size-asian="8pt" style:font-name-complex="Lucida Sans" style:font-size-complex="8pt"/>
    </style:style>
    <style:style style:name="P121" style:family="paragraph" style:parent-style-name="Table_20_Contents">
      <style:paragraph-properties fo:text-align="center" style:justify-single-word="false"/>
      <style:text-properties style:font-name="Source Sans Pro" fo:font-size="8pt" officeooo:paragraph-rsid="00b1353c" style:font-size-asian="8pt" style:font-name-complex="Lucida Sans" style:font-size-complex="8pt"/>
    </style:style>
    <style:style style:name="P122" style:family="paragraph" style:parent-style-name="Table_20_Contents">
      <style:text-properties style:font-name="Source Sans Pro" officeooo:paragraph-rsid="00b1353c"/>
    </style:style>
    <style:style style:name="P12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Source Sans Pro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12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Source Sans Pro" fo:font-size="9pt" fo:letter-spacing="-0.007cm" fo:font-style="normal" fo:font-weight="bold" officeooo:rsid="001d70c8" officeooo:paragraph-rsid="00b1353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5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fo:color="#221f1f" style:font-name="Source Sans Pro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6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221f1f" style:font-name="Source Sans Pro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7" style:family="paragraph" style:parent-style-name="Text_20_body">
      <style:paragraph-properties fo:break-before="auto" fo:break-after="auto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3" style:family="text">
      <style:text-properties fo:color="#221f1f" style:text-position="-5% 100%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5" style:family="text">
      <style:text-properties fo:color="#221f1f" style:text-position="-5% 100%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5% 100%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7" style:family="text">
      <style:text-properties fo:color="#221f1f" style:text-position="-5% 100%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8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2" style:family="text">
      <style:text-properties fo:color="#221f1f" style:text-position="-5% 100%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3" style:family="text">
      <style:text-properties fo:color="#221f1f" style:text-position="-5% 100%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4" style:family="text">
      <style:text-properties fo:color="#221f1f" style:text-position="-5% 100%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5% 100%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5% 100%" fo:font-size="8pt" fo:letter-spacing="-0.012cm" fo:font-weight="normal" fo:background-color="transparent" loext:char-shading-value="0" style:font-size-asian="8pt" style:font-weight-asian="normal" style:font-size-complex="8pt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9" style:family="text">
      <style:text-properties fo:color="#221f1f" style:text-position="-6% 100%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221f1f" style:text-position="-6% 100%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5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2" style:family="text">
      <style:text-properties fo:color="#221f1f" fo:letter-spacing="-0.007cm" fo:font-style="normal" officeooo:rsid="000edb90" style:font-style-asian="normal" style:font-name-complex="Lucida Sans" style:font-style-complex="normal"/>
    </style:style>
    <style:style style:name="T53" style:family="text">
      <style:text-properties fo:color="#221f1f" fo:letter-spacing="-0.007cm" fo:font-style="normal" officeooo:rsid="001c3d3e" style:font-style-asian="normal" style:font-style-complex="normal"/>
    </style:style>
    <style:style style:name="T54" style:family="text">
      <style:text-properties fo:color="#221f1f" fo:letter-spacing="-0.012cm" fo:font-weight="normal" style:font-weight-asian="normal" style:font-weight-complex="normal"/>
    </style:style>
    <style:style style:name="T55" style:family="text">
      <style:text-properties fo:color="#221f1f" fo:letter-spacing="-0.012cm" fo:font-weight="normal" officeooo:rsid="00a2c675" style:font-weight-asian="normal" style:font-weight-complex="normal"/>
    </style:style>
    <style:style style:name="T56" style:family="text">
      <style:text-properties fo:color="#221f1f" fo:letter-spacing="-0.012cm" officeooo:rsid="00a36925"/>
    </style:style>
    <style:style style:name="T57" style:family="text">
      <style:text-properties fo:color="#221f1f" fo:letter-spacing="-0.012cm" officeooo:rsid="00a2c675"/>
    </style:style>
    <style:style style:name="T58" style:family="text">
      <style:text-properties fo:color="#221f1f" style:font-name-complex="Lucida Sans"/>
    </style:style>
    <style:style style:name="T59" style:family="text">
      <style:text-properties fo:color="#221f1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60" style:family="text">
      <style:text-properties fo:color="#221f1f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61" style:family="text">
      <style:text-properties fo:color="#221f1f" style:font-name="Source Code Pro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62" style:family="text">
      <style:text-properties fo:color="#221f1f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3" style:family="text">
      <style:text-properties fo:color="#221f1f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64" style:family="text">
      <style:text-properties fo:color="#221f1f" fo:font-size="9pt" style:font-size-asian="9pt" style:font-name-complex="Lucida Sans" style:font-size-complex="9pt"/>
    </style:style>
    <style:style style:name="T65" style:family="text">
      <style:text-properties fo:color="#221f1f" fo:font-size="9pt" fo:letter-spacing="-0.012cm" style:font-size-asian="9pt" style:font-name-complex="Lucida Sans" style:font-size-complex="9pt"/>
    </style:style>
    <style:style style:name="T66" style:family="text">
      <style:text-properties fo:color="#221f1f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221f1f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68" style:family="text">
      <style:text-properties fo:color="#221f1f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69" style:family="text">
      <style:text-properties fo:color="#221f1f" fo:font-size="8pt" fo:letter-spacing="-0.007cm" style:font-size-asian="8pt" style:font-name-complex="Lucida Sans" style:font-size-complex="8pt"/>
    </style:style>
    <style:style style:name="T70" style:family="text">
      <style:text-properties fo:color="#221f1f" fo:font-size="8pt" fo:font-weight="normal" style:font-size-asian="8pt" style:font-weight-asian="normal" style:font-name-complex="Lucida Sans" style:font-size-complex="8pt" style:font-weight-complex="normal"/>
    </style:style>
    <style:style style:name="T71" style:family="text">
      <style:text-properties fo:color="#221f1f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72" style:family="text">
      <style:text-properties fo:color="#221f1f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73" style:family="text">
      <style:text-properties fo:color="#221f1f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74" style:family="text">
      <style:text-properties fo:color="#221f1f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75" style:family="text">
      <style:text-properties officeooo:rsid="00247d45" style:text-scale="101%"/>
    </style:style>
    <style:style style:name="T76" style:family="text">
      <style:text-properties officeooo:rsid="00501cee" style:text-scale="101%"/>
    </style:style>
    <style:style style:name="T7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8" style:family="text">
      <style:text-properties fo:letter-spacing="-0.007cm"/>
    </style:style>
    <style:style style:name="T79" style:family="text">
      <style:text-properties fo:letter-spacing="-0.007cm" officeooo:rsid="003bb9d8"/>
    </style:style>
    <style:style style:name="T80" style:family="text">
      <style:text-properties fo:letter-spacing="-0.007cm" fo:font-style="italic" style:font-style-asian="italic" style:font-style-complex="italic"/>
    </style:style>
    <style:style style:name="T81" style:family="text">
      <style:text-properties fo:letter-spacing="-0.007cm" fo:font-style="normal" officeooo:rsid="000f4c70" style:font-style-asian="normal" style:font-style-complex="normal"/>
    </style:style>
    <style:style style:name="T82" style:family="text">
      <style:text-properties fo:letter-spacing="-0.007cm" fo:font-style="normal" officeooo:rsid="001c3d3e" style:font-style-asian="normal" style:font-style-complex="normal"/>
    </style:style>
    <style:style style:name="T8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8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5" style:family="text">
      <style:text-properties style:text-position="-5% 100%" fo:letter-spacing="-0.012cm" fo:font-style="normal" style:text-underline-style="none" style:font-style-asian="normal" style:font-name-complex="Lucida Sans" style:font-style-complex="normal"/>
    </style:style>
    <style:style style:name="T8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8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8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8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9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9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9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9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9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96" style:family="text">
      <style:text-properties fo:color="#000000" fo:letter-spacing="0.004cm" fo:font-style="normal" style:font-style-asian="normal" style:font-style-complex="normal"/>
    </style:style>
    <style:style style:name="T9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8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9" style:family="text">
      <style:text-properties fo:color="#000000" style:text-position="-5% 100%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0" style:family="text">
      <style:text-properties fo:color="#000000" style:text-position="-5% 100%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1" style:family="text">
      <style:text-properties fo:color="#000000" style:text-position="-5% 100%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2" style:family="text">
      <style:text-properties fo:color="#000000" style:text-position="-5% 100%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8" style:family="text">
      <style:text-properties fo:color="#000000" fo:letter-spacing="-0.007cm" fo:font-style="normal" style:font-style-asian="normal" style:font-style-complex="normal"/>
    </style:style>
    <style:style style:name="T109" style:family="text">
      <style:text-properties fo:font-size="8pt" style:font-size-asian="8pt" style:font-size-complex="8pt"/>
    </style:style>
    <style:style style:name="T110" style:family="text">
      <style:text-properties fo:font-weight="normal" officeooo:rsid="008f8dcf" style:font-weight-asian="normal" style:font-weight-complex="normal"/>
    </style:style>
    <style:style style:name="T111" style:family="text">
      <style:text-properties fo:font-weight="bold" officeooo:rsid="008f8dcf" style:font-weight-asian="bold" style:font-weight-complex="bold"/>
    </style:style>
    <style:style style:name="T112" style:family="text">
      <style:text-properties fo:letter-spacing="-0.009cm"/>
    </style:style>
    <style:style style:name="T113" style:family="text">
      <style:text-properties fo:letter-spacing="-0.016cm"/>
    </style:style>
    <style:style style:name="T114" style:family="text">
      <style:text-properties fo:font-size="4pt" style:font-size-asian="4pt" style:font-size-complex="4pt"/>
    </style:style>
    <style:style style:name="T115" style:family="text">
      <style:text-properties officeooo:rsid="005460a5"/>
    </style:style>
    <style:style style:name="T116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25">Descripción</text:p>
          </table:table-cell>
          <table:table-cell table:style-name="Tabla4.A1" office:value-type="string">
            <text:p text:style-name="P115"><text:span text:style-name="T38"><text:text-input text:description="&lt;if test=&quot;o.vat_discriminated&quot;&gt;">If vat discriminated</text:text-input></text:span><text:span text:style-name="T51">%I.V.A.</text:span><text:span text:style-name="T39"><text:text-input text:description="&lt;/if&gt;">Ennd if</text:text-input></text:span></text:p>
          </table:table-cell>
          <table:table-cell table:style-name="Tabla4.A1" office:value-type="string">
            <text:p text:style-name="P112">P. Lista</text:p>
          </table:table-cell>
          <table:table-cell table:style-name="Tabla4.A1" office:value-type="string">
            <text:p text:style-name="P116">%<text:span text:style-name="T51">Bon.</text:span></text:p>
          </table:table-cell>
          <table:table-cell table:style-name="Tabla4.A1" office:value-type="string">
            <text:p text:style-name="P112">P. Neto</text:p>
          </table:table-cell>
          <table:table-cell table:style-name="Tabla4.A1" office:value-type="string">
            <text:p text:style-name="P112">Cant.</text:p>
          </table:table-cell>
          <table:table-cell table:style-name="Tabla4.A1" office:value-type="string">
            <text:p text:style-name="P126">Total</text:p>
          </table:table-cell>
        </table:table-row>
        <table:table-row table:style-name="Tabla4.1">
          <table:table-cell table:style-name="Tabla4.A2" office:value-type="string">
            <text:p text:style-name="P109"><text:text-input text:description="&lt;for each=&quot;line in o.invoice_line&quot;&gt;">For each line</text:text-input></text:p>
          </table:table-cell>
          <table:table-cell table:style-name="Tabla4.B2" office:value-type="string">
            <text:p text:style-name="P114"/>
          </table:table-cell>
          <table:table-cell table:style-name="Tabla4.C2" office:value-type="string">
            <text:p text:style-name="P114"/>
          </table:table-cell>
          <table:table-cell table:style-name="Tabla4.D2" office:value-type="string">
            <text:p text:style-name="P114"/>
          </table:table-cell>
          <table:table-cell table:style-name="Tabla4.E2" office:value-type="string">
            <text:p text:style-name="P114"/>
          </table:table-cell>
          <table:table-cell table:style-name="Tabla4.F2" office:value-type="string">
            <text:p text:style-name="P114"/>
          </table:table-cell>
          <table:table-cell table:style-name="Tabla4.G2" office:value-type="string">
            <text:p text:style-name="P114"/>
          </table:table-cell>
        </table:table-row>
        <table:table-row table:style-name="Tabla4.3">
          <table:table-cell table:style-name="Tabla4.A3" office:value-type="string">
            <text:p text:style-name="P111"><text:placeholder text:placeholder-type="text">&lt;line.name&gt;</text:placeholder></text:p>
          </table:table-cell>
          <table:table-cell table:style-name="Tabla4.A3" office:value-type="string">
            <text:p text:style-name="P92"><text:span text:style-name="T90"><text:text-input text:description="&lt;if test=&quot;o.vat_discriminated&quot;&gt;">If vat discriminated</text:text-input></text:span><text:span text:style-name="T114"><text:text-input text:description="&lt;for each=&quot;line2 in line.invoice_line_tax_id&quot;&gt;">F</text:text-input></text:span><text:text-input text:description="&lt;line2.description&gt;">10,5%</text:text-input><text:span text:style-name="T114"><text:text-input text:description="&lt;/for&gt;">Ef</text:text-input></text:span><text:span text:style-name="T91"><text:text-input text:description="&lt;/if&gt;">Ennd if</text:text-input></text:span></text:p>
          </table:table-cell>
          <table:table-cell table:style-name="Tabla4.A3" office:value-type="string">
            <text:p text:style-name="P95"><text:text-input text:description="&lt;if test=&quot;not keys.get('print_list_price_and_total_discount')&quot;&gt;">If</text:text-input></text:p>
            <text:p text:style-name="P98"><text:text-input text:description="&lt;formatLang(line.printed_price_unit)&gt;">9.999,50</text:text-input></text:p>
            <text:p text:style-name="P99"><text:text-input text:description="&lt;/if&gt;">End if</text:text-input></text:p>
            <text:p text:style-name="P100"><text:text-input text:description="&lt;if test=&quot;keys.get('print_list_price_and_total_discount')&quot;&gt;">If</text:text-input></text:p>
            <text:p text:style-name="P94"><text:text-input text:description="&lt;formatLang(line.printed_price_unit and line.printed_price_unit/(1-line.list_discount/100.0) or 0.0)&gt;">9.999,50</text:text-input></text:p>
            <text:p text:style-name="P99"><text:text-input text:description="&lt;/if&gt;">End if</text:text-input></text:p>
          </table:table-cell>
          <table:table-cell table:style-name="Tabla4.A3" office:value-type="string">
            <text:p text:style-name="P95"><text:text-input text:description="&lt;if test=&quot;not keys.get('print_list_price_and_total_discount')&quot;&gt;">If</text:text-input></text:p>
            <text:p text:style-name="P101"><text:text-input text:description="&lt;formatLang(line.discount)&gt;">10,5%</text:text-input></text:p>
            <text:p text:style-name="P99"><text:text-input text:description="&lt;/if&gt;">End if</text:text-input></text:p>
            <text:p text:style-name="P100"><text:text-input text:description="&lt;if test=&quot;keys.get('print_list_price_and_total_discount')&quot;&gt;">If</text:text-input></text:p>
            <text:p text:style-name="P96"><text:text-input text:description="&lt;formatLang(line.total_discount)&gt;">10,5%</text:text-input></text:p>
            <text:p text:style-name="P99"><text:text-input text:description="&lt;/if&gt;">End if</text:text-input></text:p>
          </table:table-cell>
          <table:table-cell table:style-name="Tabla4.A3" office:value-type="string">
            <text:p text:style-name="P93"><text:text-input text:description="&lt;formatLang(line.printed_price_net)&gt;">9.999,50</text:text-input></text:p>
          </table:table-cell>
          <table:table-cell table:style-name="Tabla4.A3" office:value-type="string">
            <text:p text:style-name="P97"><text:span text:style-name="T69"><text:text-input text:description="&lt;formatLang(line.quantity)&gt;">25,45</text:text-input></text:span></text:p>
          </table:table-cell>
          <table:table-cell table:style-name="Tabla4.A3" office:value-type="string">
            <text:p text:style-name="P90"><text:text-input text:description="&lt;formatLang(line.printed_price_subtotal)&gt;">99.999,50</text:text-input></text:p>
          </table:table-cell>
        </table:table-row>
        <table:table-row table:style-name="Tabla4.4">
          <table:table-cell table:style-name="Tabla4.A4" office:value-type="string">
            <text:p text:style-name="P110"><text:text-input text:description="&lt;/for&gt;">End For</text:text-input></text:p>
          </table:table-cell>
          <table:table-cell table:style-name="Tabla4.B4" office:value-type="string">
            <text:p text:style-name="P114"/>
          </table:table-cell>
          <table:table-cell table:style-name="Tabla4.C4" office:value-type="string">
            <text:p text:style-name="P114"/>
          </table:table-cell>
          <table:table-cell table:style-name="Tabla4.D4" office:value-type="string">
            <text:p text:style-name="P114"/>
          </table:table-cell>
          <table:table-cell table:style-name="Tabla4.E4" office:value-type="string">
            <text:p text:style-name="P114"/>
          </table:table-cell>
          <table:table-cell table:style-name="Tabla4.F4" office:value-type="string">
            <text:p text:style-name="P114"/>
          </table:table-cell>
          <table:table-cell table:style-name="Tabla4.G4" office:value-type="string">
            <text:p text:style-name="P114"/>
          </table:table-cell>
        </table:table-row>
      </table:table>
      <text:p text:style-name="P12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8"><text:span text:style-name="T53">OBSERVACIONES</text:span>: </text:p>
            <text:p text:style-name="P79"><text:span text:style-name="T40"><text:placeholder text:placeholder-type="text">&lt;o.comment&gt;</text:placeholder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fo:padding="0.049cm" fo:border="0.05pt solid #000000"/>
    </style:style>
    <style:style style:name="Table7.2" style:family="table-row">
      <style:table-row-properties style:min-row-height="0.706cm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e8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e8.2" style:family="table-row">
      <style:table-row-properties style:min-row-height="1.21cm"/>
    </style:style>
    <style:style style:name="Table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e9.B1" style:family="table-cell">
      <style:table-cell-properties fo:padding="0.097cm" fo:border-left="none" fo:border-right="0.05pt solid #000000" fo:border-top="0.05pt solid #000000" fo:border-bottom="none"/>
    </style:style>
    <style:style style:name="Table9.2" style:family="table-row">
      <style:table-row-properties style:min-row-height="1.245cm"/>
    </style:style>
    <style:style style:name="Table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4.A" style:family="table-column">
      <style:table-column-properties style:column-width="12.303cm"/>
    </style:style>
    <style:style style:name="Table4.B" style:family="table-column">
      <style:table-column-properties style:column-width="2.713cm"/>
    </style:style>
    <style:style style:name="Table4.C" style:family="table-column">
      <style:table-column-properties style:column-width="1.496cm"/>
    </style:style>
    <style:style style:name="Table4.D" style:family="table-column">
      <style:table-column-properties style:column-width="2.288cm"/>
    </style:style>
    <style:style style:name="Table4.1" style:family="table-row">
      <style:table-row-properties style:min-row-height="0.575cm"/>
    </style:style>
    <style:style style:name="Table4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5" style:family="table">
      <style:table-properties style:width="11.71cm" table:align="center"/>
    </style:style>
    <style:style style:name="Table5.A" style:family="table-column">
      <style:table-column-properties style:column-width="2.923cm"/>
    </style:style>
    <style:style style:name="Table5.B" style:family="table-column">
      <style:table-column-properties style:column-width="2.93cm"/>
    </style:style>
    <style:style style:name="Table5.C" style:family="table-column">
      <style:table-column-properties style:column-width="2.926cm"/>
    </style:style>
    <style:style style:name="Table5.D" style:family="table-column">
      <style:table-column-properties style:column-width="2.93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4.C1" style:family="table-cell">
      <style:table-cell-properties style:vertical-align="middle" fo:padding="0.097cm" fo:border-left="none" fo:border-right="none" fo:border-top="0.05pt solid #000000" fo:border-bottom="none"/>
    </style:style>
    <style:style style:name="Table4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4.2" style:family="table-row">
      <style:table-row-properties style:min-row-height="0.432cm"/>
    </style:style>
    <style:style style:name="Table4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4.C2" style:family="table-cell">
      <style:table-cell-properties fo:padding="0.097cm" fo:border-left="none" fo:border-right="none" fo:border-top="0.05pt solid #000000" fo:border-bottom="0.05pt solid #000000"/>
    </style:style>
    <style:style style:name="Table4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4.3" style:family="table-row">
      <style:table-row-properties style:min-row-height="0.238cm"/>
    </style:style>
    <style:style style:name="Table4.B3" style:family="table-cell">
      <style:table-cell-properties fo:background-color="#b2b2b2" fo:padding="0.097cm" fo:border="none">
        <style:background-image/>
      </style:table-cell-properties>
    </style:style>
    <style:style style:name="Table4.C3" style:family="table-cell">
      <style:table-cell-properties fo:padding="0.097cm" fo:border="none"/>
    </style:style>
    <style:style style:name="Table4.D3" style:family="table-cell">
      <style:table-cell-properties fo:background-color="#dddddd" fo:padding="0.097cm" fo:border="none">
        <style:background-image/>
      </style:table-cell-properties>
    </style:style>
    <style:style style:name="Table4.4" style:family="table-row">
      <style:table-row-properties style:min-row-height="0.543cm"/>
    </style:style>
    <style:style style:name="Table4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4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4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4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Source Sans Pro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Source Sans Pro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Source Sans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font-name="Source Sans Pro"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Source Sans Pro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Table_20_Contents">
      <style:text-properties style:font-name="Source Sans Pro"/>
    </style:style>
    <style:style style:name="MP7" style:family="paragraph" style:parent-style-name="Standard">
      <style:paragraph-properties fo:margin-left="1cm" fo:margin-right="0cm" fo:margin-top="0.092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Source Sans Pro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left="1cm" fo:margin-right="0cm" fo:margin-top="0cm" fo:margin-bottom="0cm" loext:contextual-spacing="false" fo:line-height="0.395cm" fo:text-align="start" style:justify-single-word="false" fo:orphans="0" fo:widows="0" fo:text-indent="0cm" style:auto-text-indent="false" style:text-autospace="none"/>
      <style:text-properties fo:color="#221f1f" style:font-name="Source Sans Pro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left="1cm" fo:margin-right="0cm" fo:margin-top="0.018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Source Sans Pro" fo:font-size="10pt" officeooo:paragraph-rsid="000c938e" style:font-size-asian="10pt" style:font-size-complex="10pt"/>
    </style:style>
    <style:style style:name="MP10" style:family="paragraph" style:parent-style-name="Standard">
      <style:paragraph-properties fo:margin-left="1cm" fo:margin-right="0cm" fo:margin-top="0.092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Source Sans Pro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Source Sans Pro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Source Sans Pro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Source Sans Pro" fo:font-size="8pt" fo:font-weight="normal" officeooo:paragraph-rsid="00bee579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Source Sans Pro" fo:font-size="8pt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Source Sans Pro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Source Sans Pro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Source Sans Pro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text-properties style:font-name="Source Sans Pro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Source Sans Pro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20" style:family="paragraph" style:parent-style-name="Standard">
      <style:paragraph-properties fo:margin-left="1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1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1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Source Sans Pro" fo:font-size="9pt" style:font-size-asian="9pt" style:font-name-complex="Lucida Sans" style:font-size-complex="9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Source Sans Pro" fo:font-size="6pt" fo:letter-spacing="-0.009cm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style:font-name="Source Sans Pro" officeooo:paragraph-rsid="00102ab9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Source Sans Pro" fo:font-size="6pt" officeooo:paragraph-rsid="00102ab9" style:font-size-asian="6pt" style:font-name-complex="Lucida Sans" style:font-size-complex="6pt"/>
    </style:style>
    <style:style style:name="M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Source Sans Pro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style:font-name="Source Sans Pro" fo:font-size="6pt" officeooo:paragraph-rsid="0015e59f" style:font-size-asian="6pt" style:font-size-complex="6pt"/>
    </style:style>
    <style:style style:name="M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Source Sans Pro" officeooo:paragraph-rsid="0015e59f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Source Sans Pro" fo:font-size="6pt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Source Sans Pro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Source Sans Pro" officeooo:paragraph-rsid="007ff0fd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Source Sans Pro" fo:font-size="6pt" officeooo:paragraph-rsid="007ff0fd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4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style:font-name="Source Sans Pro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style:font-name="Source Sans Pro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Source Sans Pro"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Source Sans Pro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Source Sans Pro"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Source Sans Pro" officeooo:paragraph-rsid="008209c9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Source Sans Pro" fo:font-size="9pt" fo:letter-spacing="-0.009cm" fo:font-weight="normal" officeooo:rsid="005460a5" officeooo:paragraph-rsid="00b1353c" style:font-size-asian="9pt" style:font-weight-asian="normal" style:font-name-complex="Lucida Sans" style:font-size-complex="9pt" style:font-weight-complex="normal"/>
    </style:style>
    <style:style style:name="MP43" style:family="paragraph" style:parent-style-name="Table_20_Contents">
      <style:text-properties style:font-name="Source Sans Pro" fo:font-size="8pt" officeooo:rsid="005460a5" officeooo:paragraph-rsid="00b1353c" style:font-size-asian="8pt" style:font-name-complex="Lucida Sans" style:font-size-complex="8pt"/>
    </style:style>
    <style:style style:name="MP44" style:family="paragraph" style:parent-style-name="Table_20_Contents">
      <style:paragraph-properties fo:text-align="center" style:justify-single-word="false"/>
      <style:text-properties style:font-name="Source Sans Pro" fo:font-size="8pt" officeooo:rsid="005460a5" officeooo:paragraph-rsid="00b1353c" style:font-size-asian="8pt" style:font-name-complex="Lucida Sans" style:font-size-complex="8pt"/>
    </style:style>
    <style:style style:name="MP45" style:family="paragraph" style:parent-style-name="Table_20_Contents">
      <style:paragraph-properties fo:text-align="end" style:justify-single-word="false"/>
      <style:text-properties style:font-name="Source Sans Pro" fo:font-size="8pt" officeooo:paragraph-rsid="00b1353c" style:font-size-asian="8pt" style:font-name-complex="Lucida Sans" style:font-size-complex="8pt"/>
    </style:style>
    <style:style style:name="MP46" style:family="paragraph" style:parent-style-name="Table_20_Contents">
      <style:paragraph-properties fo:text-align="center" style:justify-single-word="false"/>
      <style:text-properties style:font-name="Source Sans Pro" fo:font-size="8pt" officeooo:paragraph-rsid="00b1353c" style:font-size-asian="8pt" style:font-name-complex="Lucida Sans" style:font-size-complex="8pt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Source Sans Pro" fo:font-size="9pt" fo:letter-spacing="-0.012cm" fo:font-weight="normal" officeooo:paragraph-rsid="00b1353c" fo:background-color="transparent" style:font-size-asian="9pt" style:font-weight-asian="normal" style:font-name-complex="Lucida Sans" style:font-size-complex="9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font-weight="bold" officeooo:paragraph-rsid="00b1353c" style:font-size-asian="9pt" style:font-weight-asian="bold" style:font-name-complex="Lucida Sans" style:font-size-complex="9pt" style:font-weight-complex="bold"/>
    </style:style>
    <style:style style:name="MP49" style:family="paragraph" style:parent-style-name="Table_20_Contents">
      <style:text-properties style:font-name="Source Sans Pro" officeooo:paragraph-rsid="00b1353c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16cm" fo:font-weight="bold" officeooo:paragraph-rsid="00b1353c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text-properties style:font-name="Source Sans Pro" officeooo:paragraph-rsid="00b1353c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7cm" fo:font-style="normal" fo:font-weight="bold" officeooo:rsid="001c3d3e" officeooo:paragraph-rsid="00b1353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Source Sans Pro" fo:font-size="9pt" fo:letter-spacing="-0.007cm" fo:font-style="normal" fo:font-weight="bold" officeooo:rsid="001d70c8" officeooo:paragraph-rsid="00b1353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7cm" fo:font-weight="normal" officeooo:paragraph-rsid="00b1353c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16cm" fo:font-weight="normal" officeooo:paragraph-rsid="00b1353c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16cm" fo:font-weight="normal" officeooo:paragraph-rsid="00b1353c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7cm" fo:font-weight="normal" officeooo:paragraph-rsid="00b1353c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7pt" fo:letter-spacing="-0.016cm" fo:font-weight="normal" officeooo:paragraph-rsid="00b1353c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16cm" fo:font-weight="normal" officeooo:paragraph-rsid="00b1353c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16cm" fo:font-weight="normal" officeooo:paragraph-rsid="00b1353c" style:font-size-asian="8pt" style:font-weight-asian="normal" style:font-name-complex="Lucida Sans" style:font-size-complex="8pt" style:font-weight-complex="normal"/>
    </style:style>
    <style:style style:name="M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font-weight="bold" officeooo:paragraph-rsid="00b1353c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letter-spacing="-0.016cm" fo:font-weight="bold" officeooo:paragraph-rsid="00b1353c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16cm" fo:font-weight="bold" officeooo:paragraph-rsid="00b1353c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Source Sans Pro" fo:font-size="9pt" fo:letter-spacing="-0.012cm" fo:font-weight="normal" officeooo:rsid="005460a5" officeooo:paragraph-rsid="00b1353c" fo:background-color="transparent" style:font-size-asian="9pt" style:font-weight-asian="normal" style:font-name-complex="Lucida Sans" style:font-size-complex="9pt" style:font-weight-complex="normal"/>
    </style:style>
    <style:style style:name="MP65" style:family="paragraph" style:parent-style-name="Standard">
      <style:text-properties officeooo:paragraph-rsid="00b1353c"/>
    </style:style>
    <style:style style:name="M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Source Sans Pro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Source Sans Pro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8" style:family="paragraph" style:parent-style-name="Frame_20_contents">
      <style:paragraph-properties fo:text-align="justify" style:justify-single-word="false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color="#221f1f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fo:font-size="9pt" style:font-size-asian="9pt" style:font-name-complex="Lucida Sans" style:font-size-complex="9pt"/>
    </style:style>
    <style:style style:name="MT25" style:family="text">
      <style:text-properties fo:color="#221f1f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fo:color="#221f1f" style:font-name="Lucida Sans" fo:font-size="9pt" style:font-size-asian="9pt" style:font-name-complex="Lucida Sans" style:font-size-complex="9pt"/>
    </style:style>
    <style:style style:name="MT3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2" style:family="text">
      <style:text-properties fo:color="#221f1f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5% 100%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000000" style:text-position="-5% 100%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6% 100%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6% 100%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3" style:family="text">
      <style:text-properties fo:font-weight="normal" officeooo:rsid="008f8dcf" style:font-weight-asian="normal" style:font-weight-complex="normal"/>
    </style:style>
    <style:style style:name="MT54" style:family="text">
      <style:text-properties fo:font-weight="bold" officeooo:rsid="008f8dcf" style:font-weight-asian="bold" style:font-weight-complex="bold"/>
    </style:style>
    <style:style style:name="MT55" style:family="text">
      <style:text-properties fo:color="#221f1f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9" style:family="text">
      <style:text-properties fo:color="#000000" style:text-position="-5% 100%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000000" style:text-position="-5% 100%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000000" style:text-position="-5% 100%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2" style:family="text">
      <style:text-properties fo:color="#221f1f" style:text-position="-5% 100%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3" style:family="text">
      <style:text-properties fo:color="#221f1f" style:text-position="-5% 100%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4" style:family="text">
      <style:text-properties officeooo:rsid="005460a5"/>
    </style:style>
    <style:style style:name="MT65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T7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2" office:value-type="string">
              <text:p text:style-name="MP6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</text:span></text:p>
              <text:p text:style-name="MP13"><text:span text:style-name="MT13"><text:placeholder text:placeholder-type="text">&lt;company.partner_id.zip&gt;</text:placeholder></text:span><text:span text:style-name="MT13"><text:s/>- </text:span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responsability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9"/>
            </table:table-cell>
            <table:covered-table-cell/>
            <table:table-cell table:style-name="Table7.A1" office:value-type="string">
              <text:p text:style-name="MP6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20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2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3"><text:s/></text:p>
              <text:p text:style-name="MP24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5"/>
              <text:p text:style-name="MP26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B1" table:number-rows-spanned="2" office:value-type="string">
              <text:p text:style-name="MP27"/>
              <text:p text:style-name="MP28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9"/>
              <text:p text:style-name="MP28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30"/>
              <text:p text:style-name="MP31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2"/>
              <text:p text:style-name="MP31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2" office:value-type="string">
              <text:p text:style-name="MP33"><text:span text:style-name="MT35">Cond IVA</text:span><text:span text:style-name="MT36">:</text:span><text:span text:style-name="MT37"> </text:span><text:span text:style-name="MT38"><text:placeholder text:placeholder-type="text">&lt;o.partner_id.commercial_partner_id.responsability_id.name&gt;</text:placeholder></text:span></text:p>
              <text:p text:style-name="MP34"><text:span text:style-name="MT39"><text:text-input text:description="&lt;o.partner_id.commercial_partner_id.document_type_id.name&gt;">CUIT</text:text-input></text:span><text:span text:style-name="MT40">:</text:span><text:span text:style-name="MT41"> </text:span><text:span text:style-name="MT41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42">Cond. Venta</text:span><text:span text:style-name="MT43">:</text:span><text:span text:style-name="MT44"> </text:span><text:span text:style-name="MT45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6"><text:span text:style-name="MT46"><text:text-input text:description="&lt;if test=&quot;print_commercial&quot;&gt;">IF2</text:text-input></text:span><text:span text:style-name="MT47">Comercial</text:span><text:span text:style-name="MT43">:</text:span><text:span text:style-name="MT48"> </text:span><text:span text:style-name="MT49"><text:text-input text:description="&lt;o.user_id.name&gt;">Roberto Ramirez</text:text-input></text:span><text:span text:style-name="MT50"><text:text-input text:description="&lt;/if&gt;">&lt;/if&gt;</text:text-input></text:span></text:p>
            </table:table-cell>
          </table:table-row>
          <table:table-row table:style-name="Table9.2">
            <table:table-cell table:style-name="Table9.A2" office:value-type="string">
              <text:p text:style-name="MP37"><text:span text:style-name="MT51">Vencimientos</text:span><text:span text:style-name="MT52">: </text:span><text:span text:style-name="MT52"><text:text-input text:description="&lt;&quot;; &quot;.join([&quot;%s (%s)&quot; % (formatLang(x.date_maturity, date='true'), x.debit) for x in o.move_id.line_id.sorted(key=lambda a: a.date_maturity) if x.date_maturity])&gt;">$4400</text:text-input></text:span></text:p>
              <text:p text:style-name="MP38"><text:span text:style-name="MT53"><text:text-input text:description="&lt;o.afip_concept in ['2', '3', '4'] and &quot;Fecha servicio:&quot;&gt;">Fecha Servicio:</text:text-input></text:span><text:span text:style-name="MT53"><text:s/></text:span><text:span text:style-name="MT5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2">Doc. Origen</text:span><text:span text:style-name="MT55">:</text:span><text:span text:style-name="MT56"> </text:span><text:span text:style-name="MT49"><text:text-input text:description="&lt;o.origin&gt;">R1231231 – R1231321</text:text-input></text:span></text:p>
              <text:p text:style-name="MP39"><text:span text:style-name="MT57">Referencia: </text:span><text:span text:style-name="MT58"><text:placeholder text:placeholder-type="text">&lt;o.reference&gt;</text:placeholder></text:span></text:p>
              <text:p text:style-name="MP40"><text:span text:style-name="MT59">Importes expresados en </text:span><text:span text:style-name="MT60"><text:text-input text:description="&lt;o.currency_id.name or o.company_id.currency_id.name&gt;">rate</text:text-input></text:span><text:span text:style-name="MT59"><text:s/></text:span><text:span text:style-name="MT61"><text:text-input text:description="&lt;if test=&quot;o.currency_id != o.company_id.currency_id&quot;&gt;">IF2</text:text-input></text:span><text:span text:style-name="MT61">- </text:span><text:span text:style-name="MT59">Tipo de cambio:</text:span><text:span text:style-name="MT62"> </text:span><text:span text:style-name="MT63">$</text:span><text:span text:style-name="MT60"><text:text-input text:description="&lt;o.currency_rate&gt;">rate</text:text-input></text:span><text:span text:style-name="MT61"> </text:span><text:span text:style-name="MT61"><text:text-input text:description="&lt;/if&gt;">IF2</text:text-input></text:span></text:p>
            </table:table-cell>
          </table:table-row>
        </table:table>
        <text:p text:style-name="MP41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4" office:value-type="string">
              <text:p text:style-name="MP42">Otros tributos</text:p>
              <table:table table:name="Table5" table:style-name="Table5">
                <table:table-column table:style-name="Table5.A"/>
                <table:table-column table:style-name="Table5.B"/>
                <table:table-column table:style-name="Table5.C"/>
                <table:table-column table:style-name="Table5.D"/>
                <table:table-row>
                  <table:table-cell table:style-name="Table5.A1" office:value-type="string">
                    <text:p text:style-name="MP43">Descripción</text:p>
                  </table:table-cell>
                  <table:table-cell table:style-name="Table5.A1" office:value-type="string">
                    <text:p text:style-name="MP43">Detalle</text:p>
                  </table:table-cell>
                  <table:table-cell table:style-name="Table5.A1" office:value-type="string">
                    <text:p text:style-name="MP44">Alic %</text:p>
                  </table:table-cell>
                  <table:table-cell table:style-name="Table5.D1" office:value-type="string">
                    <text:p text:style-name="MP44">Importe</text:p>
                  </table:table-cell>
                </table:table-row>
                <table:table-row>
                  <table:table-cell table:style-name="Table5.A2" table:number-columns-spanned="3" office:value-type="string">
                    <text:p text:style-name="MP45"><text:span text:style-name="MT64">Total Otros Tributos </text:span><text:span text:style-name="MT65"><text:text-input text:description="&lt;o.currency_id.symbol&gt;">USD</text:text-input></text:span></text:p>
                  </table:table-cell>
                  <table:covered-table-cell/>
                  <table:covered-table-cell/>
                  <table:table-cell table:style-name="Table5.D2" office:value-type="string">
                    <text:p text:style-name="MP46"/>
                  </table:table-cell>
                </table:table-row>
              </table:table>
              <text:p text:style-name="MP47"/>
            </table:table-cell>
            <table:table-cell table:style-name="Table4.B1" office:value-type="string">
              <text:p text:style-name="MP48"><text:span text:style-name="MT66">SUB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e4.C1" office:value-type="string">
              <text:p text:style-name="MP49"/>
            </table:table-cell>
            <table:table-cell table:style-name="Table4.D1" office:value-type="string">
              <text:p text:style-name="MP50"><text:text-input text:description="&lt;formatLang(o.printed_amount_untaxed)&gt;">99.999,99</text:text-input></text:p>
            </table:table-cell>
          </table:table-row>
          <table:table-row table:style-name="Table4.2">
            <table:covered-table-cell/>
            <table:table-cell table:style-name="Table4.B2" office:value-type="string">
              <text:p text:style-name="MP52">IMPUESTOS</text:p>
            </table:table-cell>
            <table:table-cell table:style-name="Table4.C2" office:value-type="string">
              <text:p text:style-name="MP53">Base</text:p>
            </table:table-cell>
            <table:table-cell table:style-name="Table4.D2" office:value-type="string">
              <text:p text:style-name="MP53">Importe</text:p>
            </table:table-cell>
          </table:table-row>
          <table:table-row table:style-name="Table4.3">
            <table:covered-table-cell/>
            <table:table-cell table:style-name="Table4.B3" office:value-type="string">
              <text:p text:style-name="MP54"><text:text-input text:description="&lt;for each=&quot;line in o.printed_tax_ids&quot;&gt;">For each line</text:text-input></text:p>
              <text:p text:style-name="MP55"><text:text-input text:description="&lt;line.tax_code_id.name&gt;">IVA 21%</text:text-input></text:p>
              <text:p text:style-name="MP56"><text:text-input text:description="&lt;/for&gt;">End For</text:text-input></text:p>
            </table:table-cell>
            <table:table-cell table:style-name="Table4.C3" office:value-type="string">
              <text:p text:style-name="MP57"><text:text-input text:description="&lt;for each=&quot;line in o.printed_tax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e4.D3" office:value-type="string">
              <text:p text:style-name="MP57"><text:text-input text:description="&lt;for each=&quot;line in o.printed_tax_ids&quot;&gt;">For each line</text:text-input></text:p>
              <text:p text:style-name="MP60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e4.4">
            <table:covered-table-cell/>
            <table:table-cell table:style-name="Table4.B4" office:value-type="string">
              <text:p text:style-name="MP61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e4.C4" office:value-type="string">
              <text:p text:style-name="MP62"/>
            </table:table-cell>
            <table:table-cell table:style-name="Table4.D4" office:value-type="string">
              <text:p text:style-name="MP63"><text:text-input text:description="&lt;formatLang(o.amount_total)&gt;">99.999,99</text:text-input></text:p>
            </table:table-cell>
          </table:table-row>
          <table:table-row table:style-name="Table4.4">
            <table:table-cell table:style-name="Table4.A5" table:number-columns-spanned="4" office:value-type="string">
              <text:p text:style-name="MP64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6"><text:span text:style-name="MT70">CAE: </text:span><text:span text:style-name="MT70"><text:placeholder text:placeholder-type="text">&lt;o.afip_cae&gt;</text:placeholder></text:span><text:span text:style-name="MT70"><text:s/>- Fecha Vto. CAE: </text:span><text:span text:style-name="MT7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7"><draw:frame draw:style-name="Mfr3" draw:name="image: asimage(o.afip_barcode_img)" text:anchor-type="paragraph" svg:y="-0.82cm" svg:width="6.364cm" draw:z-index="2"><draw:text-box fo:min-height="0.744cm"><text:p text:style-name="MP68"/></draw:text-box></draw:frame><text:placeholder text:placeholder-type="text">&lt;o.afip_barcode&gt;</text:placeholder></text:p>
            </table:table-cell>
          </table:table-row>
        </table:table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0-10T07:42:36.331000000</dc:date>
    <meta:editing-duration>P2DT8H13M32S</meta:editing-duration>
    <meta:editing-cycles>414</meta:editing-cycles>
    <meta:generator>LibreOffice/6.2.3.2$Windows_X86_64 LibreOffice_project/aecc05fe267cc68dde00352a451aa867b3b546ac</meta:generator>
    <meta:document-statistic meta:table-count="8" meta:image-count="0" meta:object-count="0" meta:page-count="1" meta:paragraph-count="90" meta:word-count="395" meta:character-count="2143" meta:non-whitespace-character-count="2025"/>
  </office:meta>
</office:document-meta>
</file>